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ntènèt-nan-Bwat Pa Fil Nòt</text:h>
      <text:p text:style-name="Text_20_body">2 Me 2013</text:p>
      <text:p text:style-name="Text_20_body"/>
      <text:p text:style-name="Text_20_body">Konekte aparèy la sou kouran ak Ethernet sou yon LAN ak yon sèvè DHCP. Aparèy la dwe demare epi itilize DHCP pou konekte nan rezo a. Lè li fin demare, aparèy la piblisite prezans li avèk non an "know" sou NetBioS (pou Windows) ak mDNS (Mac ak Linux).</text:p>
      <text:p text:style-name="Text_20_body"/>
      <text:p text:style-name="Text_20_body">Pou itilize, louvri yon navigatè entènèt sou yon òdinatè sou LAN lan. Tape "http://know" nan ba adrès la. Si sa pa mache, tape "http://know.local" (Mac ak Linux).</text:p>
      <text:p text:style-name="Text_20_body"/>
      <text:p text:style-name="Text_20_body">Si pa "know” ni "know.local" mache, ou ka bezwen rezève yon adrès estatik IP pou aparèy la epi sèvi ak adrès IP a nan navigatè a, tankou "http://192.168.1.50". Rezève yon adrès IP estatik pou Ethernet MAC adrès aparèy la nan sèvè DHCP ou.</text:p>
      <text:p text:style-name="Text_20_body"/>
      <text:p text:style-name="Text_20_body">Pou plis enfòmasyon, gade http://internet-in-a-box.org</text:p>
      <text:p text:style-name="Text_20_body"/>
      <text:p text:style-name="Text_20_body">Pou w jwenn èd, kontakte:</text:p>
      <text:p text:style-name="Text_20_body">Braddock Gaskill</text:p>
      <text:p text:style-name="Text_20_body">braddock@braddock.com</text:p>
      <text:p text:style-name="Text_20_body">443-854-469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dock </meta:initial-creator>
    <meta:creation-date>2013-05-02T09:25:14</meta:creation-date>
    <dc:date>2013-12-18T22:55:33.62</dc:date>
    <meta:editing-duration>PT16M54S</meta:editing-duration>
    <meta:editing-cycles>2</meta:editing-cycles>
    <meta:generator>OpenOffice/4.0.0$Win32 OpenOffice.org_project/400m3$Build-9702</meta:generator>
    <meta:document-statistic meta:table-count="0" meta:image-count="0" meta:object-count="0" meta:page-count="1" meta:paragraph-count="10" meta:word-count="139" meta:character-count="814"/>
  </office:meta>
</office:document-meta>
</file>